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0976in" svg:height="6.4492in" svg:x="1.6256in" svg:y="0.1366in">
            <draw:object draw:notify-on-update-of-ranges="Sheet1.A1:Sheet1.A256 Sheet1.B1:Sheet1.B256 Sheet1.C1:Sheet1.C256 Sheet1.D1:Sheet1.D2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8083in" svg:height="5.6614in" svg:x="1.8752in" svg:y="6.785in">
            <draw:object draw:notify-on-update-of-ranges="Sheet1.A1:Sheet1.A256 Sheet1.B1:Sheet1.B2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378in" svg:height="5.1677in" svg:x="2.1028in" svg:y="12.6673in">
            <draw:object draw:notify-on-update-of-ranges="Sheet1.A1:Sheet1.A256 Sheet1.C1:Sheet1.C2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2697in" svg:height="5.315in" svg:x="2.1134in" svg:y="18.2654in">
            <draw:object draw:notify-on-update-of-ranges="Sheet1.A1:Sheet1.A256 Sheet1.D1:Sheet1.D2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58" calcext:value-type="float">
            <text:p>22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10483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00:00:03.403127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1T16:19:37.773408983</dc:date>
    <dc:creator>Marcin Naw</dc:creator>
    <meta:generator>LibreOffice/4.1.3.2$Linux_X86_64 LibreOffice_project/410m0$Build-2</meta:generator>
    <meta:editing-duration>P0D</meta:editing-duration>
    <meta:editing-cycles>1</meta:editing-cycles>
    <meta:document-statistic meta:table-count="1" meta:cell-count="10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349cm" svg:height="16.382cm" xlink:href=".." xlink:type="simple" chart:class="chart:bar" chart:style-name="ch1">
        <chart:legend chart:legend-position="end" svg:x="36.403cm" svg:y="7.394cm" style:legend-expansion="high" chart:style-name="ch2"/>
        <chart:plot-area chart:style-name="ch3" table:cell-range-address="Sheet1.A1:Sheet1.D256" chart:data-source-has-labels="both" svg:x="1.777cm" svg:y="1.443cm" svg:width="33.094cm" svg:height="13.631cm">
          <chartooo:coordinate-region svg:x="2.954cm" svg:y="1.642cm" svg:width="31.838cm" svg:height="12.508cm"/>
          <chart:axis chart:dimension="x" chart:name="primary-x" chart:style-name="ch4" chartooo:axis-type="auto">
            <chartooo:date-scale/>
            <chart:title svg:x="17.513cm" svg:y="15.401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9.069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series chart:style-name="ch10" chart:values-cell-range-address="Sheet1.C1:Sheet1.C256" chart:label-cell-address="" chart:class="chart:bar">
            <chart:data-point chart:repeated="256"/>
          </chart:series>
          <chart:series chart:style-name="ch11" chart:values-cell-range-address="Sheet1.D1:Sheet1.D256" chart:label-cell-address="" chart:class="chart:bar">
            <chart:data-point chart:repeated="2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  <table:table-cell office:value-type="string">
                <text:p>block_b</text:p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13">
                <text:p>13</text:p>
                <draw:g>
                  <svg:desc>Sheet1.B1:Sheet1.B256</svg:desc>
                </draw:g>
              </table:table-cell>
              <table:table-cell office:value-type="float" office:value="712">
                <text:p>712</text:p>
                <draw:g>
                  <svg:desc>Sheet1.C1:Sheet1.C256</svg:desc>
                </draw:g>
              </table:table-cell>
              <table:table-cell office:value-type="float" office:value="5">
                <text:p>5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2258">
                <text:p>2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427">
                <text:p>4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14cm" svg:height="14.381cm" xlink:href=".." xlink:type="simple" chart:class="chart:bar" chart:style-name="ch1">
        <chart:legend chart:legend-position="end" svg:x="22.968cm" svg:y="6.891cm" style:legend-expansion="high" chart:style-name="ch2"/>
        <chart:plot-area chart:style-name="ch3" table:cell-range-address="Sheet1.A1:Sheet1.B256" chart:data-source-has-labels="both" svg:x="1.509cm" svg:y="1.283cm" svg:width="20.463cm" svg:height="11.83cm">
          <chartooo:coordinate-region svg:x="2.13cm" svg:y="1.482cm" svg:width="19.842cm" svg:height="10.707cm"/>
          <chart:axis chart:dimension="x" chart:name="primary-x" chart:style-name="ch4" chartooo:axis-type="auto">
            <chartooo:date-scale/>
            <chart:title svg:x="10.929cm" svg:y="13.4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8.009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13">
                <text:p>13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81cm" svg:height="13.127cm" xlink:href=".." xlink:type="simple" chart:class="chart:bar" chart:style-name="ch1">
        <chart:legend chart:legend-position="end" svg:x="19.335cm" svg:y="6.264cm" style:legend-expansion="high" chart:style-name="ch2"/>
        <chart:plot-area chart:style-name="ch3" table:cell-range-address="Sheet1.A1:Sheet1.A256 Sheet1.C1:Sheet1.C256" chart:data-source-has-labels="both" svg:x="1.436cm" svg:y="1.183cm" svg:width="17.049cm" svg:height="10.701cm">
          <chartooo:coordinate-region svg:x="2.428cm" svg:y="1.382cm" svg:width="16.057cm" svg:height="9.578cm"/>
          <chart:axis chart:dimension="x" chart:name="primary-x" chart:style-name="ch4" chartooo:axis-type="auto">
            <chartooo:date-scale/>
            <chart:title svg:x="9.069cm" svg:y="12.146cm" chart:style-name="ch5">
              <text:p>gray values</text:p>
            </chart:title>
            <chart:categories table:cell-range-address="Sheet1.A1:Sheet1.A256"/>
          </chart:axis>
          <chart:axis chart:dimension="y" chart:name="primary-y" chart:style-name="ch6">
            <chart:title svg:x="0.451cm" svg:y="7.344cm" chart:style-name="ch7">
              <text:p>occurence</text:p>
            </chart:title>
            <chart:grid chart:style-name="ch8" chart:class="major"/>
          </chart:axis>
          <chart:series chart:style-name="ch9" chart:values-cell-range-address="Sheet1.C1:Sheet1.C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712">
                <text:p>712</text:p>
                <draw:g>
                  <svg:desc>Sheet1.C1:Sheet1.C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6cm" svg:height="13.501cm" xlink:href=".." xlink:type="simple" chart:class="chart:bar" chart:style-name="ch1">
        <chart:legend chart:legend-position="end" svg:x="19.06cm" svg:y="6.451cm" style:legend-expansion="high" chart:style-name="ch2"/>
        <chart:plot-area chart:style-name="ch3" table:cell-range-address="Sheet1.A1:Sheet1.A256 Sheet1.D1:Sheet1.D256" chart:data-source-has-labels="both" svg:x="1.431cm" svg:y="1.215cm" svg:width="16.789cm" svg:height="11.035cm">
          <chartooo:coordinate-region svg:x="2.052cm" svg:y="1.414cm" svg:width="16.168cm" svg:height="9.912cm"/>
          <chart:axis chart:dimension="x" chart:name="primary-x" chart:style-name="ch4" chartooo:axis-type="auto">
            <chartooo:date-scale/>
            <chart:title svg:x="9.014cm" svg:y="12.52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7.543cm" chart:style-name="ch7">
              <text:p>occurence</text:p>
            </chart:title>
            <chart:grid chart:style-name="ch8" chart:class="major"/>
          </chart:axis>
          <chart:series chart:style-name="ch9" chart:values-cell-range-address="Sheet1.D1:Sheet1.D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5">
                <text:p>5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